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191cm" style:rel-column-width="4080*"/>
    </style:style>
    <style:style style:name="Tableau1.B" style:family="table-column">
      <style:table-column-properties style:column-width="9.809cm" style:rel-column-width="556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3432d" officeooo:paragraph-rsid="0003432d"/>
    </style:style>
    <style:style style:name="P2" style:family="paragraph" style:parent-style-name="Standard">
      <style:text-properties officeooo:rsid="00039a02" officeooo:paragraph-rsid="00039a02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039a02" officeooo:paragraph-rsid="00039a02" style:font-size-asian="14pt" style:font-size-complex="14pt"/>
    </style:style>
    <style:style style:name="T1" style:family="text">
      <style:text-properties officeooo:rsid="00039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° de l’activité : (exemple 5.<text:span text:style-name="T1">1 : biais linguistique)</text:span></text:p>
      <text:p text:style-name="P1">………………………………………………………………………..</text:p>
      <text:p text:style-name="P2">Notez de 1 à 5 (1 = pas du tout) et ajoutez si possible un commentaire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l'activité permet-elle <text:span text:style-name="T1">à votre avis </text:span>d'atteindre l'objectif pédagogique ?</text:p>
            <text:p text:style-name="P3"/>
            <text:p text:style-name="P3"/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l'activité sera t-elle encore efficace dans quelques mois ?</text:p>
            <text:p text:style-name="P3"/>
            <text:p text:style-name="P3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l'activité est t-elle simple à mettre en place ? </text:p>
            <text:p text:style-name="P3"/>
            <text:p text:style-name="P3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les outils choisis pour l'activité sont-ils simples à utiliser ? </text:p>
            <text:p text:style-name="P3"/>
            <text:p text:style-name="P3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les outils choisis pour l'activité sont-ils représentatifs / <text:span text:style-name="T1">pertinents par rapport à l’objectif pédagogique</text:span> ? </text:p>
            <text:p text:style-name="P3"/>
            <text:p text:style-name="P3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les contenus choisis sont-ils intéressants, pertinents ? <text:s/></text:p>
            <text:p text:style-name="P3"/>
            <text:p text:style-name="P3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l'activité met-elle en jeu les données personnelles de l'utilisateur / utilisatrice ?</text:p>
            <text:p text:style-name="P3"/>
            <text:p text:style-name="P3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Souhaitez-vous ajouter un commentaire, une suggestion à propos de cette activité ? </text:p>
            <text:p text:style-name="P4"/>
            <text:p text:style-name="P4"/>
            <text:p text:style-name="P4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8:33:44.044348483</meta:creation-date>
    <dc:date>2024-12-02T10:16:18.018704379</dc:date>
    <meta:editing-duration>PT1H32M18S</meta:editing-duration>
    <meta:editing-cycles>1</meta:editing-cycles>
    <meta:document-statistic meta:table-count="1" meta:image-count="0" meta:object-count="0" meta:page-count="1" meta:paragraph-count="11" meta:word-count="109" meta:character-count="734" meta:non-whitespace-character-count="630"/>
    <meta:generator>LibreOffice/24.2.6.2$Linux_X86_64 LibreOffice_project/420$Build-2</meta:generator>
  </office:meta>
</office:document-meta>
</file>